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xt" table:style-name="ta1">
        <table:shapes>
          <draw:frame draw:z-index="0" draw:style-name="gr1" draw:text-style-name="P1" svg:width="453.51pt" svg:height="255.09pt" svg:x="526.85pt" svg:y="2.83pt">
            <draw:object draw:notify-on-update-of-ranges="txt.G1:txt.G24 txt.H1:txt.H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2539" calcext:value-type="float">
            <text:p>225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4612" calcext:value-type="float">
            <text:p>246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6413" calcext:value-type="float">
            <text:p>264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8059" calcext:value-type="float">
            <text:p>280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9863" calcext:value-type="float">
            <text:p>298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1638" calcext:value-type="float">
            <text:p>3163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3122" calcext:value-type="float">
            <text:p>331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5260" calcext:value-type="float">
            <text:p>3526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7633" calcext:value-type="float">
            <text:p>3763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9947" calcext:value-type="float">
            <text:p>3994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42135" calcext:value-type="float">
            <text:p>4213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4258" calcext:value-type="float">
            <text:p>4425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0366" calcext:value-type="float">
            <text:p>1036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3054" calcext:value-type="float">
            <text:p>130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3811" calcext:value-type="float">
            <text:p>1381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635" calcext:value-type="float">
            <text:p>563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9T23:48:24.323488413</dc:date>
    <meta:editing-duration>PT3H47M3S</meta:editing-duration>
    <meta:editing-cycles>8</meta:editing-cycles>
    <meta:generator>LibreOffice/6.2.8.2$Linux_X86_64 LibreOffice_project/20$Build-2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4.201cm" style:legend-expansion="high" chart:style-name="ch2"/>
        <chart:plot-area chart:style-name="ch3" table:cell-range-address="txt.G1:txt.H24" chart:data-source-has-labels="both" svg:x="1.331cm" svg:y="0.18cm" svg:width="12.185cm" svg:height="7.659cm">
          <chartooo:coordinate-region svg:x="2.508cm" svg:y="0.379cm" svg:width="10.914cm" svg:height="6.813cm"/>
          <chart:axis chart:dimension="x" chart:name="primary-x" chart:style-name="ch4" chartooo:axis-type="auto">
            <chartooo:date-scale/>
            <chart:title svg:x="6.916cm" svg:y="8.019cm" chart:style-name="ch5">
              <text:p>cyklus</text:p>
            </chart:title>
            <chart:categories table:cell-range-address="txt.G1:txt.G24"/>
          </chart:axis>
          <chart:axis chart:dimension="y" chart:name="primary-y" chart:style-name="ch4">
            <chart:title svg:x="0.451cm" svg:y="5.574cm" chart:style-name="ch6">
              <text:p>celkový počet na poli</text:p>
            </chart:title>
            <chart:grid chart:style-name="ch7" chart:class="major"/>
          </chart:axis>
          <chart:series chart:style-name="ch8" chart:values-cell-range-address="txt.H1:txt.H24" loext:label-string="tolice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lice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txt.G1:txt.G24</svg:desc>
                </draw:g>
              </table:table-cell>
              <table:table-cell office:value-type="float" office:value="22539">
                <text:p>22539</text:p>
                <draw:g>
                  <svg:desc>txt.H1:txt.H2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612">
                <text:p>246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413">
                <text:p>264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059">
                <text:p>280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863">
                <text:p>298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638">
                <text:p>316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122">
                <text:p>331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260">
                <text:p>352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633">
                <text:p>376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35">
                <text:p>421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258">
                <text:p>442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366">
                <text:p>1036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11">
                <text:p>138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